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18d8"/>
    </style:style>
    <style:style style:name="P2" style:family="paragraph" style:parent-style-name="Standard" style:list-style-name="L3">
      <style:text-properties officeooo:paragraph-rsid="000518d8"/>
    </style:style>
    <style:style style:name="P3" style:family="paragraph" style:parent-style-name="Standard" style:list-style-name="L3">
      <style:text-properties officeooo:paragraph-rsid="00052d3e"/>
    </style:style>
    <style:style style:name="P4" style:family="paragraph" style:parent-style-name="Standard" style:list-style-name="L3">
      <style:text-properties officeooo:paragraph-rsid="00054d9e"/>
    </style:style>
    <style:style style:name="P5" style:family="paragraph" style:parent-style-name="Standard" style:list-style-name="L3">
      <style:text-properties officeooo:paragraph-rsid="000708f1"/>
    </style:style>
    <style:style style:name="P6" style:family="paragraph" style:parent-style-name="Standard" style:list-style-name="L3">
      <style:text-properties officeooo:rsid="00054d9e" officeooo:paragraph-rsid="00054d9e"/>
    </style:style>
    <style:style style:name="P7" style:family="paragraph" style:parent-style-name="Standard">
      <style:text-properties fo:color="#00864b" officeooo:rsid="000518d8" officeooo:paragraph-rsid="000518d8"/>
    </style:style>
    <style:style style:name="P8" style:family="paragraph" style:parent-style-name="Standard" style:list-style-name="L3">
      <style:text-properties fo:color="#00864b" officeooo:paragraph-rsid="00054d9e"/>
    </style:style>
    <style:style style:name="P9" style:family="paragraph" style:parent-style-name="Standard">
      <style:text-properties officeooo:paragraph-rsid="000708f1"/>
    </style:style>
    <style:style style:name="P10" style:family="paragraph" style:parent-style-name="Standard">
      <style:text-properties fo:color="#000000" fo:font-size="14pt" fo:font-weight="bold" officeooo:rsid="000708f1" officeooo:paragraph-rsid="000708f1" style:font-size-asian="14pt" style:font-weight-asian="bold" style:font-size-complex="14pt" style:font-weight-complex="bold"/>
    </style:style>
    <style:style style:name="P11" style:family="paragraph" style:parent-style-name="Standard">
      <style:text-properties fo:color="#000000" fo:font-size="12pt" fo:font-weight="bold" officeooo:rsid="000708f1" officeooo:paragraph-rsid="000708f1" style:font-size-asian="12pt" style:font-weight-asian="bold" style:font-size-complex="12pt" style:font-weight-complex="bold"/>
    </style:style>
    <style:style style:name="P12" style:family="paragraph" style:parent-style-name="Standard">
      <style:text-properties fo:font-size="14pt" fo:font-weight="bold" officeooo:paragraph-rsid="000518d8" style:font-size-asian="14pt" style:font-weight-asian="bold" style:font-size-complex="14pt" style:font-weight-complex="bold"/>
    </style:style>
    <style:style style:name="T1" style:family="text">
      <style:text-properties officeooo:rsid="000518d8"/>
    </style:style>
    <style:style style:name="T2" style:family="text">
      <style:text-properties fo:font-weight="bold" style:font-weight-asian="bold" style:font-weight-complex="bold"/>
    </style:style>
    <style:style style:name="T3" style:family="text">
      <style:text-properties fo:font-weight="bold" officeooo:rsid="000518d8" style:font-weight-asian="bold" style:font-weight-complex="bold"/>
    </style:style>
    <style:style style:name="T4" style:family="text">
      <style:text-properties fo:font-weight="bold" officeooo:rsid="00052d3e" style:font-weight-asian="bold" style:font-weight-complex="bold"/>
    </style:style>
    <style:style style:name="T5" style:family="text">
      <style:text-properties fo:font-weight="bold" officeooo:rsid="00054d9e" style:font-weight-asian="bold" style:font-weight-complex="bold"/>
    </style:style>
    <style:style style:name="T6" style:family="text">
      <style:text-properties fo:font-weight="bold" officeooo:rsid="000708f1" style:font-weight-asian="bold" style:font-weight-complex="bold"/>
    </style:style>
    <style:style style:name="T7" style:family="text">
      <style:text-properties fo:color="#00864b"/>
    </style:style>
    <style:style style:name="T8" style:family="text">
      <style:text-properties fo:color="#00864b" fo:background-color="transparent" loext:char-shading-value="0"/>
    </style:style>
    <style:style style:name="T9" style:family="text">
      <style:text-properties fo:color="#00864b" fo:font-weight="normal" style:font-weight-asian="normal" style:font-weight-complex="normal"/>
    </style:style>
    <style:style style:name="T10" style:family="text">
      <style:text-properties officeooo:rsid="00052d3e"/>
    </style:style>
    <style:style style:name="T11" style:family="text">
      <style:text-properties officeooo:rsid="00054d9e"/>
    </style:style>
    <style:style style:name="T12" style:family="text">
      <style:text-properties officeooo:rsid="000708f1"/>
    </style:style>
    <style:style style:name="T13" style:family="text">
      <style:text-properties fo:font-size="14pt" officeooo:rsid="000518d8" style:font-size-asian="14pt" style:font-size-complex="14pt"/>
    </style:style>
    <style:style style:name="T1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2"><text:span text:style-name="T1">Set of commands for github:</text:span></text:p>
      <text:p text:style-name="P1"/>
      <text:list xml:id="list1999967941" text:style-name="L3">
        <text:list-item>
          <text:p text:style-name="P2"><text:span text:style-name="T2">Installing Git for Linux</text:span>: <text:span text:style-name="T8">sudo apt-get install git</text:span><text:bookmark text:name="-configuring-github2"/></text:p>
        </text:list-item>
        <text:list-item>
          <text:p text:style-name="P2"><text:span text:style-name="T3">Configurating Github</text:span><text:span text:style-name="T1">: </text:span><text:span text:style-name="T7">git config --global user.name "user_name"</text:span> <text:span text:style-name="T1">and </text:span><text:span text:style-name="T7">git config --global user.email "email_id"</text:span></text:p>
        </text:list-item>
        <text:list-item>
          <text:p text:style-name="P2"><text:bookmark text:name="-creating-a-local-repository"/><text:span text:style-name="T3">Creating a local repository</text:span><text:span text:style-name="T1">: first create a folder on your system with command -&gt; </text:span><text:span text:style-name="T7">git init Mytes</text:span>t. <text:span text:style-name="T1">Then </text:span>Initialized empty Git repository in /home/akshay/Mytest/.git/.Mytest is the folder that is created and "init" makes the folder a GitHub repository.Change the directory to this newly created folder: <text:span text:style-name="T10">cd Mytest.</text:span></text:p>
        </text:list-item>
        <text:list-item>
          <text:p text:style-name="P3"><text:span text:style-name="T4">Creating a README file to describe the repository</text:span><text:span text:style-name="T10">: </text:span><text:span text:style-name="T7">gedit README</text:span> <text:span text:style-name="T10">(using gesit editor) and the write the content to describe the content.</text:span></text:p>
        </text:list-item>
        <text:list-item>
          <text:p text:style-name="P3"><text:span text:style-name="T4">Adding repository files to the index</text:span><text:span text:style-name="T10">: <text:s/>command used is : </text:span><text:span text:style-name="T7">git add . </text:span><text:span text:style-name="T11">Or file name .</text:span></text:p>
        </text:list-item>
        <text:list-item>
          <text:p text:style-name="P4"><text:span text:style-name="T5">Commiting changes made to the index</text:span><text:span text:style-name="T11">: To confirm that the files are now ready to be uplaoded to the repository. Command: </text:span><text:span text:style-name="T7">git commit -m "some_message</text:span>"</text:p>
          <text:p text:style-name="P4"/>
        </text:list-item>
        <text:list-item>
          <text:p text:style-name="P4"><text:span text:style-name="T5">Create a repository on GitHub</text:span><text:span text:style-name="T11">: </text:span>Create a repository on GitHub. Notice that the name of the repository should be the same as the repository's on the local system. In this case, it will be "Mytest". To do this login to your account on https://github.com. Then click on the "plus(+)" symbol at the top right corner of the page and select "create new repository". Fill the details as shown in the image below and click on "create repository" button.<text:span text:style-name="T11"> </text:span></text:p>
          <text:p text:style-name="P5"><text:span text:style-name="T11">Connect to the repository on GitHub using the command: </text:span>g<text:span text:style-name="T7">it remote add origin </text:span><text:a xlink:type="simple" xlink:href="https://github.com/user_name/Mytest.git" text:style-name="Internet_20_link" text:visited-style-name="Visited_20_Internet_20_Link">https://github.com/user_name/Mytest.git</text:a></text:p>
          <text:p text:style-name="P6"><text:span text:style-name="T2">Note</text:span>: First time only.</text:p>
        </text:list-item>
        <text:list-item>
          <text:p text:style-name="P5"><text:span text:style-name="T6">Pushing file in the local repository to the GitHub Repository</text:span><text:span text:style-name="T12">: Command used: </text:span><text:span text:style-name="T7">git push origin master</text:span></text:p>
        </text:list-item>
      </text:list>
      <text:p text:style-name="P9"><text:span text:style-name="T7"/></text:p>
      <text:p text:style-name="P10">Commands for Modification in the already made repository:</text:p>
      <text:p text:style-name="P10"/>
      <text:p text:style-name="P11">1.)Add: <text:span text:style-name="T9">git add .</text:span></text:p>
      <text:p text:style-name="P11">2.)Commit: <text:span text:style-name="T9">git commit -m “some_message”</text:span></text:p>
      <text:p text:style-name="P11">3.)Push: <text:span text:style-name="T9">git push origin master </text:span></text:p>
      <text:p text:style-name="P11"><text:span text:style-name="T9"/></text:p>
      <text:p text:style-name="P11"><text:span text:style-name="T9"/></text:p>
      <text:p text:style-name="P10"/>
      <text:p text:style-name="P10"/>
      <text:list xml:id="list112546674843111" text:continue-numbering="true" text:style-name="L3">
        <text:list-header>
          <text:p text:style-name="P8"/>
        </text:list-header>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36:03.223220377</meta:creation-date>
    <dc:date>2018-10-05T11:16:40.636310031</dc:date>
    <meta:editing-duration>PT8M42S</meta:editing-duration>
    <meta:editing-cycles>1</meta:editing-cycles>
    <meta:generator>LibreOffice/6.0.3.2$Linux_X86_64 LibreOffice_project/00m0$Build-2</meta:generator>
    <meta:document-statistic meta:table-count="0" meta:image-count="0" meta:object-count="0" meta:page-count="1" meta:paragraph-count="15" meta:word-count="281" meta:character-count="1705" meta:non-whitespace-character-count="1446"/>
  </office:meta>
</office:document-meta>
</file>